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068cm" fo:min-width="0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04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" style:family="graphic" style:parent-style-name="measure" style:list-style-name="L1">
      <style:graphic-properties draw:textarea-vertical-align="middle" draw:line-distance="1.289cm"/>
    </style:style>
    <style:style style:name="gr8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194cm" fo:min-width="1.066cm"/>
    </style:style>
    <style:style style:name="gr9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64cm" fo:min-width="1.014cm"/>
    </style:style>
    <style:style style:name="gr10" style:family="graphic" style:parent-style-name="objectwithoutfill">
      <style:graphic-properties draw:marker-start="Small_20_Arrow" draw:marker-end="Small_20_Arrow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0.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hatch" draw:fill-hatch-name="Black_20_45_20_Degrees"/>
      <style:paragraph-properties fo:text-align="center"/>
    </style:style>
    <style:style style:name="P6" style:family="paragraph">
      <loext:graphic-properties draw:fill="none" draw:fill-color="#ffffff"/>
      <style:text-properties style:font-name="Amiri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/>
    </style:style>
    <style:style style:name="T1" style:family="text">
      <style:text-properties style:font-name="Amiri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0.992cm" svg:y1="2.282cm" svg:x2="0.992cm" svg:y2="6.019cm">
          <text:p/>
        </draw:line>
        <draw:line draw:style-name="gr1" draw:text-style-name="P1" draw:layer="layout" svg:x1="0.992cm" svg:y1="5.997cm" svg:x2="9.657cm" svg:y2="5.997cm">
          <text:p/>
        </draw:line>
        <draw:line draw:style-name="gr2" draw:text-style-name="P1" draw:layer="layout" svg:x1="1.008cm" svg:y1="5.986cm" svg:x2="3.042cm" svg:y2="4.746cm">
          <text:p/>
        </draw:line>
        <draw:line draw:style-name="gr2" draw:text-style-name="P1" draw:layer="layout" svg:x1="3.042cm" svg:y1="4.729cm" svg:x2="8.301cm" svg:y2="6.002cm">
          <text:p/>
        </draw:line>
        <draw:custom-shape draw:style-name="gr3" draw:text-style-name="P2" draw:layer="layout" svg:width="0.45cm" svg:height="0.45cm" svg:x="0.768cm" svg:y="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48cm" svg:x="0.871cm" svg:y="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5cm" svg:height="0.45cm" svg:x="2.809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48cm" svg:x="2.912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5cm" svg:height="0.45cm" svg:x="8.001cm" svg:y="5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48cm" svg:x="8.104cm" svg:y="5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01cm" svg:height="0.201cm" svg:x="5.747cm" svg:y="5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7" draw:text-style-name="P4" draw:layer="measurelines" svg:x1="8.223cm" svg:y1="6.022cm" svg:x2="5.842cm" svg:y2="5.418cm">
          <text:p text:style-name="P4"/>
        </draw:measure>
        <draw:custom-shape draw:style-name="gr8" draw:text-style-name="P5" draw:layer="layout" svg:width="1.566cm" svg:height="0.444cm" svg:x="6.075cm" svg:y="6.0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514cm" svg:height="0.614cm" svg:x="0.254cm" svg:y="6.48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244cm" svg:y1="6.477cm" svg:x2="1.778cm" svg:y2="6.477cm">
          <text:p/>
        </draw:line>
        <draw:line draw:style-name="gr2" draw:text-style-name="P1" draw:layer="layout" svg:x1="0.836cm" svg:y1="6.139cm" svg:x2="0.529cm" svg:y2="6.477cm">
          <text:p/>
        </draw:line>
        <draw:line draw:style-name="gr2" draw:text-style-name="P1" draw:layer="layout" svg:x1="1.154cm" svg:y1="6.149cm" svg:x2="1.471cm" svg:y2="6.467cm">
          <text:p/>
        </draw:line>
        <draw:path draw:style-name="gr10" draw:text-style-name="P1" draw:layer="layout" svg:width="0.78cm" svg:height="0.343cm" draw:transform="rotate (1.5707963267949) translate (2.289cm 5.993cm)" svg:viewBox="0 0 781 344" svg:d="M0 344c430 6 781-344 781-344">
          <text:p/>
        </draw:path>
        <draw:frame draw:style-name="gr11" draw:text-style-name="P6" draw:layer="layout" svg:width="0.718cm" svg:height="1.119cm" svg:x="0.476cm" svg:y="1.957cm">
          <draw:text-box>
            <text:p><text:span text:style-name="T1">y</text:span></text:p>
          </draw:text-box>
        </draw:frame>
        <draw:frame draw:style-name="gr11" draw:text-style-name="P6" draw:layer="layout" svg:width="0.735cm" svg:height="1.119cm" svg:x="8.981cm" svg:y="5.662cm">
          <draw:text-box>
            <text:p><text:span text:style-name="T1">x</text:span></text:p>
          </draw:text-box>
        </draw:frame>
        <draw:frame draw:style-name="gr11" draw:text-style-name="P6" draw:layer="layout" svg:width="0.845cm" svg:height="1.119cm" svg:x="0.251cm" svg:y="5.041cm">
          <draw:text-box>
            <text:p><text:span text:style-name="T1">O</text:span></text:p>
          </draw:text-box>
        </draw:frame>
        <draw:frame draw:style-name="gr11" draw:text-style-name="P6" draw:layer="layout" svg:width="0.786cm" svg:height="1.119cm" svg:x="2.685cm" svg:y="3.757cm">
          <draw:text-box>
            <text:p><text:span text:style-name="T1">A</text:span></text:p>
          </draw:text-box>
        </draw:frame>
        <draw:frame draw:style-name="gr12" draw:text-style-name="P7" draw:layer="layout" svg:width="0.718cm" svg:height="1.12cm" svg:x="5.422cm" svg:y="4.48cm">
          <draw:text-box>
            <text:p><text:span text:style-name="T1">M</text:span></text:p>
          </draw:text-box>
        </draw:frame>
        <draw:frame draw:style-name="gr11" draw:text-style-name="P6" draw:layer="layout" svg:width="0.777cm" svg:height="1.119cm" svg:x="7.912cm" svg:y="5.026cm">
          <draw:text-box>
            <text:p><text:span text:style-name="T1">B</text:span></text:p>
          </draw:text-box>
        </draw:frame>
        <draw:frame draw:style-name="gr11" draw:text-style-name="P6" draw:layer="layout" svg:width="0.688cm" svg:height="1.119cm" draw:transform="rotate (-0.221831347928479) translate (6.547cm 6.154cm)">
          <draw:text-box>
            <text:p><text:span text:style-name="T1">z</text:span></text:p>
          </draw:text-box>
        </draw:frame>
        <draw:frame draw:style-name="gr11" draw:text-style-name="P6" draw:layer="layout" svg:width="0.676cm" svg:height="1.119cm" draw:transform="rotate (0.239110107523223) translate (1.467cm 4.68cm)">
          <draw:text-box>
            <text:p><text:span text:style-name="T1">r</text:span></text:p>
          </draw:text-box>
        </draw:frame>
        <draw:frame draw:style-name="gr11" draw:text-style-name="P6" draw:layer="layout" svg:width="0.828cm" svg:height="1.119cm" svg:x="2.351cm" svg:y="4.905cm">
          <draw:text-box>
            <text:p><text:span text:style-name="T1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33:41.835934880</meta:creation-date>
    <dc:date>2017-06-13T14:51:20.411473984</dc:date>
    <meta:editing-duration>PT17M34S</meta:editing-duration>
    <meta:editing-cycles>8</meta:editing-cycles>
    <meta:generator>LibreOffice/5.1.6.2$Linux_X86_64 LibreOffice_project/10m0$Build-2</meta:generator>
    <meta:document-statistic meta:object-count="27"/>
  </office:meta>
</office:document-meta>
</file>